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f54d6" officeooo:paragraph-rsid="000f54d6"/>
    </style:style>
    <style:style style:name="P2" style:family="paragraph" style:parent-style-name="Heading_20_1">
      <style:text-properties officeooo:paragraph-rsid="000f54d6"/>
    </style:style>
    <style:style style:name="P3" style:family="paragraph" style:parent-style-name="Heading_20_1">
      <style:text-properties officeooo:paragraph-rsid="00110f33"/>
    </style:style>
    <style:style style:name="P4" style:family="paragraph" style:parent-style-name="Heading_20_1">
      <style:paragraph-properties fo:break-before="page"/>
      <style:text-properties officeooo:paragraph-rsid="00110f33"/>
    </style:style>
    <style:style style:name="P5" style:family="paragraph" style:parent-style-name="Heading_20_1" style:list-style-name="">
      <style:text-properties officeooo:paragraph-rsid="00110f33"/>
    </style:style>
    <style:style style:name="P6" style:family="paragraph" style:parent-style-name="Heading_20_2">
      <style:text-properties officeooo:paragraph-rsid="000f54d6"/>
    </style:style>
    <style:style style:name="P7" style:family="paragraph" style:parent-style-name="Heading_20_2">
      <style:text-properties officeooo:rsid="000f54d6" officeooo:paragraph-rsid="000f54d6"/>
    </style:style>
    <style:style style:name="P8" style:family="paragraph" style:parent-style-name="Heading_20_2">
      <style:text-properties officeooo:rsid="000f54d6" officeooo:paragraph-rsid="00110f33"/>
    </style:style>
    <style:style style:name="P9" style:family="paragraph" style:parent-style-name="Heading_20_2">
      <style:text-properties officeooo:paragraph-rsid="00110f33"/>
    </style:style>
    <style:style style:name="P10" style:family="paragraph" style:parent-style-name="Heading_20_2">
      <style:text-properties fo:font-weight="bold" officeooo:rsid="000f54d6" officeooo:paragraph-rsid="00110f33" style:font-weight-asian="bold" style:font-weight-complex="bold"/>
    </style:style>
    <style:style style:name="P11" style:family="paragraph" style:parent-style-name="Text_20_body">
      <style:text-properties officeooo:rsid="000f54d6" officeooo:paragraph-rsid="000f54d6"/>
    </style:style>
    <style:style style:name="P12" style:family="paragraph" style:parent-style-name="Text_20_body">
      <style:text-properties officeooo:paragraph-rsid="000f54d6"/>
    </style:style>
    <style:style style:name="P13" style:family="paragraph" style:parent-style-name="Text_20_body">
      <style:text-properties fo:font-weight="bold" officeooo:rsid="000f54d6" officeooo:paragraph-rsid="000f54d6" style:font-weight-asian="bold" style:font-weight-complex="bold"/>
    </style:style>
    <style:style style:name="P14" style:family="paragraph" style:parent-style-name="Text_20_body">
      <style:text-properties fo:font-weight="normal" officeooo:rsid="000f54d6" officeooo:paragraph-rsid="000f54d6" style:font-weight-asian="normal" style:font-weight-complex="normal"/>
    </style:style>
    <style:style style:name="P15" style:family="paragraph" style:parent-style-name="Text_20_body">
      <style:text-properties fo:font-weight="normal" officeooo:rsid="00110f33" officeooo:paragraph-rsid="00110f33" style:font-weight-asian="normal" style:font-weight-complex="normal"/>
    </style:style>
    <style:style style:name="P16" style:family="paragraph" style:parent-style-name="Text_20_body">
      <style:text-properties officeooo:paragraph-rsid="00110f33"/>
    </style:style>
    <style:style style:name="P17" style:family="paragraph" style:parent-style-name="Title">
      <style:text-properties officeooo:rsid="000f54d6" officeooo:paragraph-rsid="000f54d6"/>
    </style:style>
    <style:style style:name="T1" style:family="text">
      <style:text-properties officeooo:rsid="000f54d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54d6" style:font-weight-asian="bold" style:font-weight-complex="bold"/>
    </style:style>
    <style:style style:name="T4" style:family="text">
      <style:text-properties officeooo:rsid="00110f33"/>
    </style:style>
    <style:style style:name="T5" style:family="text">
      <style:text-properties fo:font-weight="normal" officeooo:rsid="000f54d6" style:font-weight-asian="normal" style:font-weight-complex="normal"/>
    </style:style>
    <style:style style:name="T6" style:family="text">
      <style:text-properties fo:font-weight="normal" officeooo:rsid="00110f33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OverTheWire Notes <text:span text:style-name="T4">&amp; Solutions</text:span></text:p>
      <text:h text:style-name="P2" text:outline-level="1">Level <text:span text:style-name="T1">x</text:span> → Level <text:span text:style-name="T1">y</text:span></text:h>
      <text:h text:style-name="P6" text:outline-level="2">Goal: </text:h>
      <text:h text:style-name="P7" text:outline-level="2">Solution: </text:h>
      <text:h text:style-name="P1" text:outline-level="1">Level 0: </text:h>
      <text:h text:style-name="Heading_20_2" text:outline-level="2">Goal: </text:h>
      <text:p text:style-name="P11">The goal of this level is for you to log into the game using SSH. The host to which you need to connect is <text:span text:style-name="Strong_20_Emphasis">bandit.labs.overthewire.org</text:span>, on port 2220. The username is <text:span text:style-name="Strong_20_Emphasis">bandit0</text:span> and the password is <text:span text:style-name="Strong_20_Emphasis">bandit0</text:span>. Once logged in, go to the <text:a xlink:type="simple" xlink:href="https://overthewire.org/wargames/bandit/bandit1.html" text:style-name="Internet_20_link" text:visited-style-name="Visited_20_Internet_20_Link">Level 1</text:a> page to find out how to beat Level 1.</text:p>
      <text:h text:style-name="Heading_20_2" text:outline-level="2">Solution: </text:h>
      <text:p text:style-name="P11">ssh bandit.labs.overthewire.org -p 2220 -l bandit0</text:p>
      <text:h text:style-name="Heading_20_1" text:outline-level="1">Level 0 → Level 1</text:h>
      <text:h text:style-name="P6" text:outline-level="2">Goal: </text:h>
      <text:p text:style-name="P12">The password for the next level is stored in a file called <text:span text:style-name="Strong_20_Emphasis">readme</text:span> located in the home directory. Use this password to log into bandit1 using SSH. Whenever you find a password for a level, use SSH (on port 2220) to log into that level and continue the game.</text:p>
      <text:h text:style-name="P7" text:outline-level="2">Solution: </text:h>
      <text:p text:style-name="P11">ls results in showing the readme file</text:p>
      <text:p text:style-name="P11">cat readme file </text:p>
      <text:p text:style-name="P13">password: ZjLjTmM6FvvyRnrb2rfNWOZOTa6ip5If</text:p>
      <text:p text:style-name="P14">exit out of SSH by typing “exit”</text:p>
      <text:p text:style-name="P14">reconnected back using the command: ssh bandit.labs.overthewire.org -p 2220 -l bandit1, before entering the password above. </text:p>
      <text:h text:style-name="P5" text:outline-level="1"/>
      <text:h text:style-name="P4" text:outline-level="1">Level <text:span text:style-name="T4">1</text:span> → Level <text:span text:style-name="T4">2</text:span></text:h>
      <text:h text:style-name="P9" text:outline-level="2">Goal: </text:h>
      <text:p text:style-name="P16">The password for the next level is stored in a file called <text:span text:style-name="Strong_20_Emphasis">-</text:span> located in the home directory</text:p>
      <text:h text:style-name="P10" text:outline-level="2">Solution: </text:h>
      <text:p text:style-name="P15">Cd to home directory, then cd to bandit1 </text:p>
      <text:p text:style-name="P16"><text:span text:style-name="T6">went here: </text:span><text:a xlink:type="simple" xlink:href="https://stackoverflow.com/questions/42187323/how-to-open-a-dashed-filename-using-terminal" text:style-name="Internet_20_link" text:visited-style-name="Visited_20_Internet_20_Link"><text:span text:style-name="T6">https://stackoverflow.com/questions/42187323/how-to-open-a-dashed-filename-using-terminal</text:span></text:a><text:span text:style-name="T6"> to get the command </text:span><text:span text:style-name="Source_20_Text">cat &lt; - </text:span><text:span text:style-name="Source_20_Text"><text:span text:style-name="T4">command and got password: </text:span></text:span></text:p>
      <text:p text:style-name="P16"><text:span text:style-name="Source_20_Text">263JGJPfgU6LtdEvgfWU1XP5yac29mFx</text:span></text:p>
      <text:h text:style-name="P3" text:outline-level="1">Level <text:span text:style-name="T4">2 </text:span>→ Level <text:span text:style-name="T4">3</text:span></text:h>
      <text:h text:style-name="P9" text:outline-level="2">Goal: </text:h>
      <text:h text:style-name="P8" text:outline-level="2">Solution: </text:h>
      <text:p text:style-name="P16"><text:span text:style-name="Source_20_Text"/></text:p>
      <text:p text:style-name="P16"><text:span text:style-name="T5"/>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_20_title" style:display-name=" title" style:family="paragraph" style:parent-style-name="Standard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4T19:45:55.373391803</meta:creation-date>
    <dc:date>2025-08-14T20:13:47.711243203</dc:date>
    <meta:editing-duration>PT15M42S</meta:editing-duration>
    <meta:editing-cycles>1</meta:editing-cycles>
    <meta:document-statistic meta:table-count="0" meta:image-count="0" meta:object-count="0" meta:page-count="2" meta:paragraph-count="28" meta:word-count="221" meta:character-count="1334" meta:non-whitespace-character-count="1126"/>
    <meta:generator>LibreOffice/7.3.7.2$Linux_X86_64 LibreOffice_project/30$Build-2</meta:generator>
  </office:meta>
</office:document-meta>
</file>